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06.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11" table:default-cell-style-name="ce23"/>
        <table:table-column table:style-name="co20" table:default-cell-style-name="Default"/>
        <table:table-column table:style-name="co21" table:default-cell-style-name="Default"/>
        <table:table-column table:style-name="co22" table:default-cell-style-name="ce23"/>
        <table:table-column table:style-name="co15" table:default-cell-style-name="ce23"/>
        <table:table-column table:style-name="co23" table:default-cell-style-name="ce23"/>
        <table:table-column table:style-name="co24" table:default-cell-style-name="Default"/>
        <table:table-column table:style-name="co22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/>
          <table:table-cell table:number-columns-repeated="2"/>
          <table:table-cell table:style-name="ce23" table:number-columns-repeated="16370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/>
          <table:table-cell table:number-columns-repeated="2"/>
          <table:table-cell table:style-name="ce23" table:number-columns-repeated="1010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/>
          <table:table-cell table:number-columns-repeated="2"/>
          <table:table-cell table:style-name="ce23" table:number-columns-repeated="1010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2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13=</text:p>
          </table:table-cell>
          <table:table-cell table:number-columns-repeated="3"/>
          <table:table-cell office:value-type="string" calcext:value-type="string">
            <text:p>=485.2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24.08.22 12.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024.08.22 12.2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 table:number-rows-repeated="104839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2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.00.0000</text:date>, <text:time style:data-style-name="N2" text:time-value="02:34:18.0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24T01:49:45.524000000</dc:date>
    <meta:editing-duration>P5DT27M47S</meta:editing-duration>
    <meta:editing-cycles>1942</meta:editing-cycles>
    <meta:document-statistic meta:table-count="4" meta:cell-count="10831" meta:object-count="0"/>
  </office:meta>
</office:document-meta>
</file>